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sableService.compose(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sable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mposableService.init( final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mposableService.s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